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ＭＳ 明朝" svg:font-family="'ＭＳ 明朝'" style:font-family-generic="roman" style:font-pitch="variable"/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table:align="left" style:shadow="none"/>
    </style:style>
    <style:style style:name="表1.A" style:family="table-column">
      <style:table-column-properties style:column-width="2.805cm"/>
    </style:style>
    <style:style style:name="表1.B" style:family="table-column">
      <style:table-column-properties style:column-width="1.445cm"/>
    </style:style>
    <style:style style:name="表1.C" style:family="table-column">
      <style:table-column-properties style:column-width="2.125cm"/>
    </style:style>
    <style:style style:name="表1.E" style:family="table-column">
      <style:table-column-properties style:column-width="2.124cm"/>
    </style:style>
    <style:style style:name="表1.H" style:family="table-column">
      <style:table-column-properties style:column-width="2.138cm"/>
    </style:style>
    <style:style style:name="表1.A1" style:family="table-cell">
      <style:table-cell-properties fo:padding="0.097cm" fo:border="none"/>
    </style:style>
    <style:style style:name="表1.3" style:family="table-row">
      <style:table-row-properties style:min-row-height="1.625cm"/>
    </style:style>
    <style:style style:name="表1.A3" style:family="table-cell">
      <style:table-cell-properties fo:padding="0.097cm" fo:border-left="none" fo:border-right="none" fo:border-top="none" fo:border-bottom="0.05pt solid #000000"/>
    </style:style>
    <style:style style:name="表1.C3" style:family="table-cell">
      <style:table-cell-properties style:vertical-align="" fo:padding="0.097cm" fo:border-left="none" fo:border-right="none" fo:border-top="none" fo:border-bottom="0.05pt solid #000000"/>
    </style:style>
    <style:style style:name="表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4" style:family="table-cell">
      <style:table-cell-properties fo:padding="0.097cm" fo:border-left="0.05pt solid #000000" fo:border-right="none" fo:border-top="none" fo:border-bottom="0.05pt solid #000000"/>
    </style:style>
    <style:style style:name="表1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1.B5" style:family="table-cell">
      <style:table-cell-properties fo:padding="0.097cm" fo:border-left="0.05pt solid #000000" fo:border-right="0.05pt solid #000000" fo:border-top="none" fo:border-bottom="0.05pt solid #000000"/>
    </style:style>
    <style:style style:name="表1.B6" style:family="table-cell">
      <style:table-cell-properties fo:padding="0.097cm" fo:border-left="0.05pt solid #000000" fo:border-right="none" fo:border-top="none" fo:border-bottom="0.05pt solid #000000"/>
    </style:style>
    <style:style style:name="表1.F6" style:family="table-cell">
      <style:table-cell-properties fo:padding="0.097cm" fo:border-left="0.05pt solid #000000" fo:border-right="0.05pt solid #000000" fo:border-top="none" fo:border-bottom="0.05pt solid #000000"/>
    </style:style>
    <style:style style:name="表1.B7" style:family="table-cell">
      <style:table-cell-properties fo:padding="0.097cm" fo:border-left="0.05pt solid #000000" fo:border-right="none" fo:border-top="none" fo:border-bottom="0.05pt solid #000000"/>
    </style:style>
    <style:style style:name="表1.F7" style:family="table-cell">
      <style:table-cell-properties fo:padding="0.097cm" fo:border-left="0.05pt solid #000000" fo:border-right="0.05pt solid #000000" fo:border-top="none" fo:border-bottom="0.05pt solid #000000"/>
    </style:style>
    <style:style style:name="表1.B8" style:family="table-cell">
      <style:table-cell-properties fo:padding="0.097cm" fo:border-left="0.05pt solid #000000" fo:border-right="none" fo:border-top="none" fo:border-bottom="0.05pt solid #000000"/>
    </style:style>
    <style:style style:name="表1.F8" style:family="table-cell">
      <style:table-cell-properties fo:padding="0.097cm" fo:border-left="0.05pt solid #000000" fo:border-right="none" fo:border-top="none" fo:border-bottom="0.05pt solid #000000"/>
    </style:style>
    <style:style style:name="表1.B9" style:family="table-cell">
      <style:table-cell-properties fo:padding="0.097cm" fo:border-left="0.05pt solid #000000" fo:border-right="none" fo:border-top="none" fo:border-bottom="0.05pt solid #000000"/>
    </style:style>
    <style:style style:name="表1.F9" style:family="table-cell">
      <style:table-cell-properties fo:padding="0.097cm" fo:border-left="0.05pt solid #000000" fo:border-right="0.05pt solid #000000" fo:border-top="none" fo:border-bottom="0.05pt solid #000000"/>
    </style:style>
    <style:style style:name="表1.B10" style:family="table-cell">
      <style:table-cell-properties fo:padding="0.097cm" fo:border-left="0.05pt solid #000000" fo:border-right="none" fo:border-top="none" fo:border-bottom="0.05pt solid #000000"/>
    </style:style>
    <style:style style:name="表1.F10" style:family="table-cell">
      <style:table-cell-properties fo:padding="0.097cm" fo:border-left="0.05pt solid #000000" fo:border-right="0.05pt solid #000000" fo:border-top="none" fo:border-bottom="0.05pt solid #000000"/>
    </style:style>
    <style:style style:name="表1.11" style:family="table-row">
      <style:table-row-properties style:min-row-height="12.561cm"/>
    </style:style>
    <style:style style:name="表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11d0b5"/>
    </style:style>
    <style:style style:name="P2" style:family="paragraph" style:parent-style-name="Table_20_Contents">
      <style:text-properties officeooo:paragraph-rsid="0011d0b5"/>
    </style:style>
    <style:style style:name="P3" style:family="paragraph" style:parent-style-name="Table_20_Contents">
      <style:text-properties style:font-name="ＭＳ Ｐ明朝" style:font-name-asian="ＭＳ Ｐ明朝"/>
    </style:style>
    <style:style style:name="P4" style:family="paragraph" style:parent-style-name="Table_20_Contents">
      <style:paragraph-properties fo:text-align="center" style:justify-single-word="false"/>
      <style:text-properties style:font-name="ＭＳ Ｐ明朝" style:font-name-asian="ＭＳ Ｐ明朝"/>
    </style:style>
    <style:style style:name="P5" style:family="paragraph" style:parent-style-name="Table_20_Contents">
      <style:paragraph-properties fo:text-align="end" style:justify-single-word="false"/>
      <style:text-properties style:font-name="ＭＳ Ｐ明朝" officeooo:paragraph-rsid="001105fb" style:font-name-asian="ＭＳ Ｐ明朝"/>
    </style:style>
    <style:style style:name="P6" style:family="paragraph" style:parent-style-name="Table_20_Contents">
      <style:text-properties style:font-name="ＭＳ Ｐ明朝" officeooo:rsid="001105fb" officeooo:paragraph-rsid="001105fb" style:font-name-asian="ＭＳ Ｐ明朝"/>
    </style:style>
    <style:style style:name="P7" style:family="paragraph" style:parent-style-name="Table_20_Contents">
      <style:text-properties style:font-name="ＭＳ Ｐ明朝" officeooo:rsid="001105fb" officeooo:paragraph-rsid="0013a64e" style:font-name-asian="ＭＳ Ｐ明朝"/>
    </style:style>
    <style:style style:name="P8" style:family="paragraph" style:parent-style-name="Table_20_Contents">
      <style:paragraph-properties fo:text-align="end" style:justify-single-word="false"/>
      <style:text-properties style:font-name="ＭＳ Ｐ明朝" style:text-underline-style="solid" style:text-underline-width="auto" style:text-underline-color="font-color" officeooo:paragraph-rsid="001105fb" style:font-name-asian="ＭＳ Ｐ明朝"/>
    </style:style>
    <style:style style:name="P9" style:family="paragraph" style:parent-style-name="Table_20_Contents">
      <style:paragraph-properties fo:text-align="center" style:justify-single-word="false"/>
      <style:text-properties style:font-name="ＭＳ Ｐ明朝" fo:font-size="15pt" style:font-name-asian="ＭＳ Ｐ明朝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style:font-name="ＭＳ Ｐ明朝" fo:font-size="15pt" officeooo:rsid="001105fb" officeooo:paragraph-rsid="001105fb" style:font-name-asian="ＭＳ Ｐ明朝" style:font-size-asian="15pt" style:font-size-complex="15pt"/>
    </style:style>
    <style:style style:name="P11" style:family="paragraph" style:parent-style-name="Standard">
      <style:text-properties officeooo:paragraph-rsid="0011d0b5"/>
    </style:style>
    <style:style style:name="P12" style:family="paragraph" style:parent-style-name="Standard">
      <style:paragraph-properties fo:text-align="center" style:justify-single-word="false"/>
      <style:text-properties style:font-name="ＭＳ Ｐ明朝" fo:font-size="14pt" officeooo:rsid="000dd8e5" officeooo:paragraph-rsid="000dd8e5" style:font-name-asian="ＭＳ Ｐ明朝" style:font-size-asian="14pt" style:font-size-complex="14pt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ＭＳ Ｐ明朝" fo:font-size="16pt" style:font-name-asian="ＭＳ Ｐ明朝" style:font-size-asian="16pt" style:font-size-complex="16pt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ＭＳ Ｐ明朝" fo:font-size="15pt" style:font-name-asian="ＭＳ Ｐ明朝" style:font-size-asian="15pt" style:font-size-complex="15pt"/>
    </style:style>
    <style:style style:name="T1" style:family="text">
      <style:text-properties fo:color="#000000" style:text-outline="false" style:text-line-through-style="none" style:text-line-through-type="none" style:font-name="ＭＳ 明朝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officeooo:rsid="001105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E"/>
        <table:table-column table:style-name="表1.C" table:number-columns-repeated="2"/>
        <table:table-column table:style-name="表1.H"/>
        <table:table-row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table:number-columns-spanned="3" office:value-type="string">
            <text:p text:style-name="P8"><text:text-input text:description="&lt;formatLang(o.create_date,date=True)&gt;">formatLang(o.create_date,date=True)</text:text-input></text:p>
          </table:table-cell>
          <table:covered-table-cell/>
          <table:covered-table-cell/>
        </table:table-row>
        <table:table-row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table:number-columns-spanned="3" office:value-type="string">
            <text:p text:style-name="P5"><text:span text:style-name="T4">株式会社　東洋機器</text:span></text:p>
          </table:table-cell>
          <table:covered-table-cell/>
          <table:covered-table-cell/>
        </table:table-row>
        <table:table-row table:style-name="表1.3">
          <table:table-cell table:style-name="表1.A3" office:value-type="string">
            <text:p text:style-name="P3"/>
          </table:table-cell>
          <table:table-cell table:style-name="表1.A3" office:value-type="string">
            <text:p text:style-name="P3"/>
          </table:table-cell>
          <table:table-cell table:style-name="表1.C3" table:number-columns-spanned="4" office:value-type="string">
            <text:p text:style-name="P4"><text:span text:style-name="T3">工 事 仕 様 書</text:span></text:p>
          </table:table-cell>
          <table:covered-table-cell/>
          <table:covered-table-cell/>
          <table:covered-table-cell/>
          <table:table-cell table:style-name="表1.A3" office:value-type="string">
            <text:p text:style-name="P3"/>
          </table:table-cell>
          <table:table-cell table:style-name="表1.A3" office:value-type="string">
            <text:p text:style-name="P3"/>
          </table:table-cell>
        </table:table-row>
        <table:table-row>
          <table:table-cell table:style-name="表1.A4" office:value-type="string">
            <text:p text:style-name="P4">件名</text:p>
          </table:table-cell>
          <table:table-cell table:style-name="表1.B4" table:number-columns-spanned="6" office:value-type="string">
            <text:p text:style-name="P13"><text:span text:style-name="T2"><text:text-input text:description=""/></text:span><text:span text:style-name="T2"><text:text-input text:description=""/></text:span><text:span text:style-name="T2"><text:text-input text:description=""/></text:span><text:span text:style-name="T2"><text:text-input text:description="&lt;o.property_id&gt;"/></text:span><text:span text:style-name="T2"><text:text-input text:description="&lt;o.property_id&gt;"/></text:span><text:span text:style-name="T2"><text:text-input text:description="&lt;o.property_id&gt;">o.property_id</text:text-input></text:span><text:span text:style-name="T2"><text:text-input text:description="&lt;o.property_id&gt;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4" office:value-type="string">
            <text:p text:style-name="P4">様</text:p>
          </table:table-cell>
        </table:table-row>
        <table:table-row>
          <table:table-cell table:style-name="表1.A4" office:value-type="string">
            <text:p text:style-name="P4">住所</text:p>
          </table:table-cell>
          <table:table-cell table:style-name="表1.B5" table:number-columns-spanned="7" office:value-type="string">
            <text:p text:style-name="P12"><text:span text:style-name="T2"><text:text-input text:description="&lt;o.property_id.address&gt;">o.property_id.address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4" office:value-type="string">
            <text:p text:style-name="P4">施工日</text:p>
          </table:table-cell>
          <table:table-cell table:style-name="表1.B6" table:number-columns-spanned="3" office:value-type="string">
            <text:p text:style-name="P9"><text:text-input text:description="&lt;o.start_date&gt;">o.start_date</text:text-input></text:p>
          </table:table-cell>
          <table:covered-table-cell/>
          <table:covered-table-cell/>
          <table:table-cell table:style-name="表1.A4" office:value-type="string">
            <text:p text:style-name="P4">～</text:p>
          </table:table-cell>
          <table:table-cell table:style-name="表1.F6" table:number-columns-spanned="3" office:value-type="string">
            <text:p text:style-name="P10"><text:text-input text:description="&lt;o.end_date&gt;">o.end_date</text:text-input></text:p>
          </table:table-cell>
          <table:covered-table-cell/>
          <table:covered-table-cell/>
        </table:table-row>
        <table:table-row>
          <table:table-cell table:style-name="表1.A4" office:value-type="string">
            <text:p text:style-name="P4">工事可能時間</text:p>
          </table:table-cell>
          <table:table-cell table:style-name="表1.B7" table:number-columns-spanned="3" office:value-type="string">
            <text:p text:style-name="P9"><text:text-input text:description="&lt;o.start_time&gt;">o.start_time</text:text-input><text:text-input text:description="&lt;o.start_time&gt;"/></text:p>
          </table:table-cell>
          <table:covered-table-cell/>
          <table:covered-table-cell/>
          <table:table-cell table:style-name="表1.A4" office:value-type="string">
            <text:p text:style-name="P4">～</text:p>
          </table:table-cell>
          <table:table-cell table:style-name="表1.F7" table:number-columns-spanned="3" office:value-type="string">
            <text:p text:style-name="P10"><text:text-input text:description="&lt;o.end_time&gt;">o.end_time</text:text-input></text:p>
          </table:table-cell>
          <table:covered-table-cell/>
          <table:covered-table-cell/>
        </table:table-row>
        <table:table-row>
          <table:table-cell table:style-name="表1.A4" table:number-rows-spanned="2" office:value-type="string">
            <text:p text:style-name="P4">御依頼社</text:p>
          </table:table-cell>
          <table:table-cell table:style-name="表1.B8" table:number-columns-spanned="3" office:value-type="string">
            <text:p text:style-name="P14"><text:span text:style-name="T2"><text:text-input text:description="&lt;o.partner_id&gt;">o.partner_id</text:text-input></text:span></text:p>
          </table:table-cell>
          <table:covered-table-cell/>
          <table:covered-table-cell/>
          <table:table-cell table:style-name="表1.A4" office:value-type="string">
            <text:p text:style-name="P4">ご担当者</text:p>
          </table:table-cell>
          <table:table-cell table:style-name="表1.F8" table:number-columns-spanned="2" office:value-type="string">
            <text:p text:style-name="P14"><text:span text:style-name="T2"><text:text-input text:description="&lt;o.rep_partner_id&gt;">o.rep_partner_id</text:text-input></text:span></text:p>
          </table:table-cell>
          <table:covered-table-cell/>
          <table:table-cell table:style-name="表1.H4" office:value-type="string">
            <text:p text:style-name="P4">様</text:p>
          </table:table-cell>
        </table:table-row>
        <table:table-row>
          <table:covered-table-cell/>
          <table:table-cell table:style-name="表1.B9" table:number-columns-spanned="3" office:value-type="string">
            <text:p text:style-name="P9"><text:text-input text:description="&lt;o.rep_partner_id&gt;">o.rep_partner_id</text:text-input></text:p>
          </table:table-cell>
          <table:covered-table-cell/>
          <table:covered-table-cell/>
          <table:table-cell table:style-name="表1.A4" office:value-type="string">
            <text:p text:style-name="P4">連絡先</text:p>
          </table:table-cell>
          <table:table-cell table:style-name="表1.F9" table:number-columns-spanned="3" office:value-type="string">
            <text:p text:style-name="P9"><text:text-input text:description="&lt;o.rep_partner_id.phone&gt;">o.rep_partner_id.phone</text:text-input></text:p>
          </table:table-cell>
          <table:covered-table-cell/>
          <table:covered-table-cell/>
        </table:table-row>
        <table:table-row>
          <table:table-cell table:style-name="表1.A4" office:value-type="string">
            <text:p text:style-name="P4">営業担当者</text:p>
          </table:table-cell>
          <table:table-cell table:style-name="表1.B10" table:number-columns-spanned="3" office:value-type="string">
            <text:p text:style-name="P9"><text:text-input text:description="&lt;o.user_id&gt;">o.user_id</text:text-input></text:p>
          </table:table-cell>
          <table:covered-table-cell/>
          <table:covered-table-cell/>
          <table:table-cell table:style-name="表1.A4" office:value-type="string">
            <text:p text:style-name="P4">連絡先</text:p>
          </table:table-cell>
          <table:table-cell table:style-name="表1.F10" table:number-columns-spanned="3" office:value-type="string">
            <text:p text:style-name="P9"><text:text-input text:description="&lt;o.user_id.phone&gt;">o.user_id.phone</text:text-input></text:p>
          </table:table-cell>
          <table:covered-table-cell/>
          <table:covered-table-cell/>
        </table:table-row>
        <table:table-row table:style-name="表1.11">
          <table:table-cell table:style-name="表1.A4" office:value-type="string">
            <text:p text:style-name="P4">内容</text:p>
          </table:table-cell>
          <table:table-cell table:style-name="表1.B11" table:number-columns-spanned="7" office:value-type="string">
            <text:p text:style-name="P6"><text:text-input text:description="&lt;o.construction_title&gt;">o.construction_title</text:text-input></text:p>
            <text:p text:style-name="P6"><text:text-input text:description="&lt;for each=&quot;one_order in objects&quot;&gt;">for each="one_order in objects"</text:text-input></text:p>
            <text:p text:style-name="P6"><text:text-input text:description="&lt;for each=&quot;construction_ids in one_order.construction_ids&quot;&gt;">for each="construction_ids in one_order.construction_ids"</text:text-input></text:p>
            <text:p text:style-name="P7"><text:text-input text:description="&lt;construction_ids.list_id&gt;">construction_ids.list_id</text:text-input></text:p>
            <text:p text:style-name="P7"><text:text-input text:description="&lt;/for&gt;">/for</text:text-input><text:text-input text:description="&lt;/for&gt;">
/for</text:text-input></text:p>
            <text:p text:style-name="P6"><text:text-input text:description="&lt;o.construction_note&gt;">o.construction_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ＭＳ 明朝" svg:font-family="'ＭＳ 明朝'" style:font-family-generic="roman" style:font-pitch="variable"/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page"/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表3" style:family="table">
      <style:table-properties style:width="6.72cm" fo:margin-left="10.197cm" table:align="left"/>
    </style:style>
    <style:style style:name="表3.A" style:family="table-column">
      <style:table-column-properties style:column-width="1.693cm"/>
    </style:style>
    <style:style style:name="表3.B" style:family="table-column">
      <style:table-column-properties style:column-width="1.614cm"/>
    </style:style>
    <style:style style:name="表3.D" style:family="table-column">
      <style:table-column-properties style:column-width="1.72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2" style:family="table-row">
      <style:table-row-properties style:min-row-height="1.328cm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6.72cm" fo:margin-left="10.197cm" table:align="left"/>
    </style:style>
    <style:style style:name="表5.A" style:family="table-column">
      <style:table-column-properties style:column-width="1.693cm"/>
    </style:style>
    <style:style style:name="表5.B" style:family="table-column">
      <style:table-column-properties style:column-width="1.614cm"/>
    </style:style>
    <style:style style:name="表5.D" style:family="table-column">
      <style:table-column-properties style:column-width="1.72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D1" style:family="table-cell">
      <style:table-cell-properties fo:padding="0.097cm" fo:border="0.05pt solid #000000"/>
    </style:style>
    <style:style style:name="表5.2" style:family="table-row">
      <style:table-row-properties style:min-row-height="1.328cm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6.72cm" fo:margin-left="10.197cm" table:align="left"/>
    </style:style>
    <style:style style:name="表4.A" style:family="table-column">
      <style:table-column-properties style:column-width="1.693cm"/>
    </style:style>
    <style:style style:name="表4.B" style:family="table-column">
      <style:table-column-properties style:column-width="1.614cm"/>
    </style:style>
    <style:style style:name="表4.D" style:family="table-column">
      <style:table-column-properties style:column-width="1.72cm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D1" style:family="table-cell">
      <style:table-cell-properties fo:padding="0.097cm" fo:border="0.05pt solid #000000"/>
    </style:style>
    <style:style style:name="表4.2" style:family="table-row">
      <style:table-row-properties style:min-row-height="1.328cm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paragraph-rsid="0011d0b5"/>
    </style:style>
    <style:style style:name="MP2" style:family="paragraph" style:parent-style-name="Standard">
      <style:text-properties officeooo:paragraph-rsid="0011d0b5"/>
    </style:style>
    <style:style style:name="MP3" style:family="paragraph" style:parent-style-name="Table_20_Contents">
      <style:paragraph-properties fo:text-align="center" style:justify-single-word="false"/>
      <style:text-properties officeooo:paragraph-rsid="0011d0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able:table table:name="表3" table:style-name="表3">
          <table:table-column table:style-name="表3.A"/>
          <table:table-column table:style-name="表3.B"/>
          <table:table-column table:style-name="表3.A"/>
          <table:table-column table:style-name="表3.D"/>
          <table:table-row>
            <table:table-cell table:style-name="表3.A1" office:value-type="string">
              <text:p text:style-name="MP1"/>
            </table:table-cell>
            <table:table-cell table:style-name="表3.A1" office:value-type="string">
              <text:p text:style-name="MP1"/>
            </table:table-cell>
            <table:table-cell table:style-name="表3.A1" office:value-type="string">
              <text:p text:style-name="MP1"/>
            </table:table-cell>
            <table:table-cell table:style-name="表3.D1" office:value-type="string">
              <text:p text:style-name="MP1"/>
            </table:table-cell>
          </table:table-row>
          <table:table-row table:style-name="表3.2">
            <table:table-cell table:style-name="表3.A2" office:value-type="string">
              <text:p text:style-name="MP1"/>
            </table:table-cell>
            <table:table-cell table:style-name="表3.A2" office:value-type="string">
              <text:p text:style-name="MP1"/>
            </table:table-cell>
            <table:table-cell table:style-name="表3.A2" office:value-type="string">
              <text:p text:style-name="MP1"/>
            </table:table-cell>
            <table:table-cell table:style-name="表3.D2" office:value-type="string">
              <text:p text:style-name="MP1"/>
            </table:table-cell>
          </table:table-row>
        </table:table>
        <text:p text:style-name="MP2"/>
      </style:footer>
      <style:footer-first>
        <table:table table:name="表5" table:style-name="表5">
          <table:table-column table:style-name="表5.A"/>
          <table:table-column table:style-name="表5.B"/>
          <table:table-column table:style-name="表5.A"/>
          <table:table-column table:style-name="表5.D"/>
          <table:table-row>
            <table:table-cell table:style-name="表5.A1" office:value-type="string">
              <text:p text:style-name="MP3">取締役</text:p>
            </table:table-cell>
            <table:table-cell table:style-name="表5.A1" office:value-type="string">
              <text:p text:style-name="MP3">総務部</text:p>
            </table:table-cell>
            <table:table-cell table:style-name="表5.A1" office:value-type="string">
              <text:p text:style-name="MP3">所属長</text:p>
            </table:table-cell>
            <table:table-cell table:style-name="表5.D1" office:value-type="string">
              <text:p text:style-name="MP3">営業部</text:p>
            </table:table-cell>
          </table:table-row>
          <table:table-row table:style-name="表5.2">
            <table:table-cell table:style-name="表5.A2" office:value-type="string">
              <text:p text:style-name="MP1"/>
            </table:table-cell>
            <table:table-cell table:style-name="表5.A2" office:value-type="string">
              <text:p text:style-name="MP1"/>
            </table:table-cell>
            <table:table-cell table:style-name="表5.A2" office:value-type="string">
              <text:p text:style-name="MP1"/>
            </table:table-cell>
            <table:table-cell table:style-name="表5.D2" office:value-type="string">
              <text:p text:style-name="MP1"/>
            </table:table-cell>
          </table:table-row>
        </table:table>
        <text:p text:style-name="MP2"/>
      </style:footer-first>
      <style:footer-left>
        <table:table table:name="表4" table:style-name="表4">
          <table:table-column table:style-name="表4.A"/>
          <table:table-column table:style-name="表4.B"/>
          <table:table-column table:style-name="表4.A"/>
          <table:table-column table:style-name="表4.D"/>
          <table:table-row>
            <table:table-cell table:style-name="表4.A1" office:value-type="string">
              <text:p text:style-name="MP1"/>
            </table:table-cell>
            <table:table-cell table:style-name="表4.A1" office:value-type="string">
              <text:p text:style-name="MP1"/>
            </table:table-cell>
            <table:table-cell table:style-name="表4.A1" office:value-type="string">
              <text:p text:style-name="MP1"/>
            </table:table-cell>
            <table:table-cell table:style-name="表4.D1" office:value-type="string">
              <text:p text:style-name="MP1"/>
            </table:table-cell>
          </table:table-row>
          <table:table-row table:style-name="表4.2">
            <table:table-cell table:style-name="表4.A2" office:value-type="string">
              <text:p text:style-name="MP1"/>
            </table:table-cell>
            <table:table-cell table:style-name="表4.A2" office:value-type="string">
              <text:p text:style-name="MP1"/>
            </table:table-cell>
            <table:table-cell table:style-name="表4.A2" office:value-type="string">
              <text:p text:style-name="MP1"/>
            </table:table-cell>
            <table:table-cell table:style-name="表4.D2" office:value-type="string">
              <text:p text:style-name="MP1"/>
            </table:table-cell>
          </table:table-row>
        </table:table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7:56:04.860000000</meta:creation-date>
    <dc:date>2017-06-07T10:36:26.205000000</dc:date>
    <meta:editing-duration>PT20M35S</meta:editing-duration>
    <meta:editing-cycles>1</meta:editing-cycles>
    <meta:document-statistic meta:table-count="5" meta:image-count="0" meta:object-count="0" meta:page-count="1" meta:paragraph-count="39" meta:word-count="143" meta:character-count="485" meta:non-whitespace-character-count="473"/>
    <meta:generator>LibreOffice/5.0.5.2$Windows_x86 LibreOffice_project/55b006a02d247b5f7215fc6ea0fde844b30035b3</meta:generator>
  </office:meta>
</office:document-meta>
</file>